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2" table:style-name="ce1" office:value-type="float" office:value="50" calcext:value-type="float">
            <text:p>50</text:p>
          </table:table-cell>
          <table:table-cell table:style-name="ce1"/>
          <table:table-cell table:number-columns-repeated="2" table:style-name="ce1" office:value-type="float" office:value="50" calcext:value-type="float">
            <text:p>50</text:p>
          </table:table-cell>
          <table:table-cell table:style-name="ce1"/>
          <table:table-cell/>
          <table:table-cell table:style-name="ce2" table:number-columns-repeated="3"/>
          <table:table-cell/>
        </table:table-row>
        <table:table-row table:style-name="ro1">
          <table:table-cell table:style-name="ce2" office:value-type="string" calcext:value-type="string">
            <text:p>Speeds</text:p>
          </table:table-cell>
          <table:table-cell table:style-name="ce2" office:value-type="string" calcext:value-type="string">
            <text:p>Blasts</text:p>
          </table:table-cell>
          <table:table-cell table:style-name="ce2" office:value-type="string" calcext:value-type="string">
            <text:p>Blast (nuke)</text:p>
          </table:table-cell>
          <table:table-cell table:style-name="ce2" office:value-type="string" calcext:value-type="string">
            <text:p>Damages</text:p>
          </table:table-cell>
          <table:table-cell table:style-name="ce2" office:value-type="string" calcext:value-type="string">
            <text:p>Ranges</text:p>
          </table:table-cell>
          <table:table-cell table:style-name="ce2" office:value-type="string" calcext:value-type="string">
            <text:p>Nukes</text:p>
          </table:table-cell>
          <table:table-cell table:style-name="ce2" office:value-type="string" calcext:value-type="string">
            <text:p>PrepTimes</text:p>
          </table:table-cell>
          <table:table-cell/>
          <table:table-cell table:style-name="ce2" office:value-type="string" calcext:value-type="string">
            <text:p>Speeds</text:p>
          </table:table-cell>
          <table:table-cell table:style-name="ce2" office:value-type="string" calcext:value-type="string">
            <text:p>Ranges</text:p>
          </table:table-cell>
          <table:table-cell table:style-name="ce2" office:value-type="string" calcext:value-type="string">
            <text:p>PrepTimes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3" office:value-type="time" office:time-value="PT00H15M00S" calcext:value-type="time">
            <text:p>00:15:00</text:p>
          </table:table-cell>
          <table:table-cell/>
          <table:table-cell office:value-type="float" office:value="3250" calcext:value-type="float">
            <text:p>3250</text:p>
          </table:table-cell>
          <table:table-cell office:value-type="float" office:value="10" calcext:value-type="float">
            <text:p>10</text:p>
          </table:table-cell>
          <table:table-cell table:style-name="ce3" office:value-type="time" office:time-value="PT00H05M00S" calcext:value-type="time">
            <text:p>00:05:0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25" calcext:value-type="float">
            <text:p>0.25</text:p>
          </table:table-cell>
          <table:table-cell office:value-type="float" office:value="7.5" calcext:value-type="float">
            <text:p>7.5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3" office:value-type="time" office:time-value="PT00H30M00S" calcext:value-type="time">
            <text:p>00:30:00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50" calcext:value-type="float">
            <text:p>50</text:p>
          </table:table-cell>
          <table:table-cell table:style-name="ce3" office:value-type="time" office:time-value="PT00H10M00S" calcext:value-type="time">
            <text:p>00:10:0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22000" calcext:value-type="float">
            <text:p>22000</text:p>
          </table:table-cell>
          <table:table-cell/>
          <table:table-cell table:style-name="ce3" office:value-type="time" office:time-value="PT01H00M00S" calcext:value-type="time">
            <text:p>01:00: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3" office:value-type="time" office:time-value="PT00H15M00S" calcext:value-type="time">
            <text:p>00:15:0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style-name="ce3" office:value-type="time" office:time-value="PT02H00M00S" calcext:value-type="time">
            <text:p>02:00:00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style-name="ce3" office:value-type="time" office:time-value="PT00H30M00S" calcext:value-type="time">
            <text:p>00:30:00</text:p>
          </table:table-cell>
        </table:table-row>
        <table:table-row table:style-name="ro1">
          <table:table-cell table:number-columns-repeated="9"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9"/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9"/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Blast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PrepTime</text:p>
          </table:table-cell>
          <table:table-cell table:style-name="ce2" office:value-type="string" calcext:value-type="string">
            <text:p>Nu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yo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B12]*[.$A$1])+([.C12]*[.$B$1])+([.D12]*[.$C$1])+([.E12]*[.$D$1])+([.F12]*[.$E$1])+([.G12]*[.$F$1])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B13]*[.$A$1])+([.C13]*[.$B$1])+([.D13]*[.$C$1])+([.E13]*[.$D$1])+([.F13]*[.$E$1])+([.G13]*[.$F$1])"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ebu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B14]*[.$A$1])+([.C14]*[.$B$1])+([.D14]*[.$C$1])+([.E14]*[.$D$1])+([.F14]*[.$E$1])+([.G14]*[.$F$1])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o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B15]*[.$A$1])+([.C15]*[.$B$1])+([.D15]*[.$C$1])+([.E15]*[.$D$1])+([.F15]*[.$E$1])+([.G15]*[.$F$1])"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h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B16]*[.$A$1])+([.C16]*[.$B$1])+([.D16]*[.$C$1])+([.E16]*[.$D$1])+([.F16]*[.$E$1])+([.G16]*[.$F$1])"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taru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B17]*[.$A$1])+([.C17]*[.$B$1])+([.D17]*[.$C$1])+([.E17]*[.$D$1])+([.F17]*[.$E$1])+([.G17]*[.$F$1])"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B18]*[.$A$1])+([.C18]*[.$B$1])+([.D18]*[.$C$1])+([.E18]*[.$D$1])+([.F18]*[.$E$1])+([.G18]*[.$F$1])"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phaest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[.B19]*[.$A$1])+([.C19]*[.$B$1])+([.D19]*[.$C$1])+([.E19]*[.$D$1])+([.F19]*[.$E$1])+([.G19]*[.$F$1])"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xi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B20]*[.$A$1])+([.C20]*[.$B$1])+([.D20]*[.$C$1])+([.E20]*[.$D$1])+([.F20]*[.$E$1])+([.G20]*[.$F$1])"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omsk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B21]*[.$A$1])+([.C21]*[.$B$1])+([.D21]*[.$C$1])+([.E21]*[.$D$1])+([.F21]*[.$E$1])+([.G21]*[.$F$1])" office:value-type="float" office:value="650" calcext:value-type="float">
            <text:p>650</text:p>
          </table:table-cell>
          <table:table-cell table:number-columns-repeated="3"/>
        </table:table-row>
        <table:table-row table:style-name="ro1" table:number-rows-repeated="9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PrepTi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do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ulpi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cyon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p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li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rsi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20:32:22.988318276</meta:creation-date>
    <dc:date>2019-02-18T21:53:11.013537318</dc:date>
    <meta:editing-duration>PT35M16S</meta:editing-duration>
    <meta:editing-cycles>2</meta:editing-cycles>
    <meta:generator>LibreOffice/5.1.6.2$Linux_X86_64 LibreOffice_project/10m0$Build-2</meta:generator>
    <meta:document-statistic meta:table-count="1" meta:cell-count="169" meta:object-count="0"/>
  </office:meta>
</office:document-meta>
</file>